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6d0" officeooo:paragraph-rsid="0011e6d0"/>
    </style:style>
    <style:style style:name="P2" style:family="paragraph" style:parent-style-name="Standard">
      <style:text-properties fo:language="en" fo:country="US" officeooo:rsid="0011e6d0" officeooo:paragraph-rsid="0011e6d0"/>
    </style:style>
    <style:style style:name="P3" style:family="paragraph" style:parent-style-name="Standard">
      <style:text-properties fo:language="en" fo:country="US" officeooo:rsid="0012c42a" officeooo:paragraph-rsid="0012c42a"/>
    </style:style>
    <style:style style:name="P4" style:family="paragraph" style:parent-style-name="Standard">
      <style:text-properties fo:language="en" fo:country="US" fo:font-style="italic" style:text-underline-style="solid" style:text-underline-width="auto" style:text-underline-color="font-color" officeooo:rsid="0012c42a" officeooo:paragraph-rsid="0012c42a" style:font-style-asian="italic" style:font-style-complex="italic"/>
    </style:style>
    <style:style style:name="P5" style:family="paragraph" style:parent-style-name="Standard">
      <style:text-properties fo:language="en" fo:country="US" fo:font-style="italic" style:text-underline-style="none" officeooo:rsid="0012c42a" officeooo:paragraph-rsid="0012c42a" style:font-style-asian="italic" style:font-style-complex="italic"/>
    </style:style>
    <style:style style:name="P6" style:family="paragraph" style:parent-style-name="Standard">
      <style:text-properties fo:language="en" fo:country="US" fo:font-style="normal" style:text-underline-style="none" officeooo:rsid="0012c42a" officeooo:paragraph-rsid="0012c42a" style:font-style-asian="normal" style:font-style-complex="normal"/>
    </style:style>
    <style:style style:name="P7" style:family="paragraph" style:parent-style-name="Standard">
      <style:text-properties fo:language="en" fo:country="US" fo:font-style="normal" style:text-underline-style="none" officeooo:rsid="000e180c" officeooo:paragraph-rsid="0012c42a" style:font-style-asian="normal" style:font-style-complex="normal"/>
    </style:style>
    <style:style style:name="P8" style:family="paragraph" style:parent-style-name="Standard">
      <style:text-properties fo:language="en" fo:country="US" fo:font-style="normal" style:text-underline-style="none" officeooo:rsid="000eaeef" officeooo:paragraph-rsid="0012c42a" style:font-style-asian="normal" style:font-style-complex="normal"/>
    </style:style>
    <style:style style:name="P9" style:family="paragraph" style:parent-style-name="Standard">
      <style:text-properties officeooo:rsid="000abb87" officeooo:paragraph-rsid="0012c42a"/>
    </style:style>
    <style:style style:name="P10" style:family="paragraph" style:parent-style-name="Standard">
      <style:text-properties officeooo:rsid="000e180c" officeooo:paragraph-rsid="0012c42a"/>
    </style:style>
    <style:style style:name="P11" style:family="paragraph" style:parent-style-name="Standard">
      <style:text-properties officeooo:rsid="000eaeef" officeooo:paragraph-rsid="0012c42a"/>
    </style:style>
    <style:style style:name="P12" style:family="paragraph" style:parent-style-name="Standard">
      <style:text-properties style:text-underline-style="solid" style:text-underline-width="auto" style:text-underline-color="font-color" officeooo:rsid="000abb87" officeooo:paragraph-rsid="0012c42a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1e6d0" officeooo:paragraph-rsid="0011e6d0" style:font-weight-asian="bold" style:font-weight-complex="bold"/>
    </style:style>
    <style:style style:name="P14" style:family="paragraph" style:parent-style-name="Standard">
      <style:text-properties fo:language="ru" fo:country="RU" fo:font-style="normal" style:text-underline-style="none" officeooo:rsid="0012c42a" officeooo:paragraph-rsid="0012c42a" style:font-style-asian="normal" style:font-style-complex="normal"/>
    </style:style>
    <style:style style:name="P15" style:family="paragraph" style:parent-style-name="Standard">
      <style:text-properties fo:language="ru" fo:country="RU" fo:font-style="normal" style:text-underline-style="none" fo:font-weight="bold" officeooo:rsid="0012c42a" officeooo:paragraph-rsid="0012c42a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ru" fo:country="RU" fo:font-style="normal" style:text-underline-style="none" fo:font-weight="normal" officeooo:rsid="0012c42a" officeooo:paragraph-rsid="0012c42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ru" fo:country="RU" fo:font-style="normal" style:text-underline-style="none" fo:font-weight="normal" officeooo:rsid="0012f900" officeooo:paragraph-rsid="0012f90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ru" fo:country="RU" fo:font-style="normal" style:text-underline-style="solid" style:text-underline-width="auto" style:text-underline-color="font-color" officeooo:rsid="0012c42a" officeooo:paragraph-rsid="0012c42a" style:font-style-asian="normal" style:font-style-complex="normal"/>
    </style:style>
    <style:style style:name="P19" style:family="paragraph" style:parent-style-name="Standard">
      <style:text-properties fo:font-weight="bold" officeooo:rsid="0011e6d0" officeooo:paragraph-rsid="0011e6d0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c42a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officeooo:rsid="0012c42a"/>
    </style:style>
    <style:style style:name="T6" style:family="text">
      <style:text-properties officeooo:rsid="000ba3c6"/>
    </style:style>
    <style:style style:name="T7" style:family="text">
      <style:text-properties officeooo:rsid="000e180c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Техническая информация.</text:p>
      <text:p text:style-name="P1"/>
      <text:p text:style-name="P1">Приложение написано на <text:span text:style-name="T1">PHP </text:span><text:span text:style-name="T2">и </text:span><text:span text:style-name="T1">bash </text:span><text:span text:style-name="T2">с использованием для отображения </text:span><text:span text:style-name="T1">CSS,HTML,JS. </text:span><text:span text:style-name="T2">Для работы необходимо иметь установленные на ПК </text:span><text:span text:style-name="T1">Apache2 (</text:span><text:span text:style-name="T2">с модулями </text:span><text:span text:style-name="T1">imagick, php-ffmpeg), MySQL, ffmpeg. </text:span><text:span text:style-name="T2">Установка происходит только на </text:span><text:span text:style-name="T1">Ubuntu 14.04. </text:span></text:p>
      <text:p text:style-name="P1"><text:span text:style-name="T2">Получение видеопотока осуществляется посредством </text:span><text:span text:style-name="T1">RTSP </text:span><text:span text:style-name="T2">и </text:span><text:span text:style-name="T1">HTTP.</text:span></text:p>
      <text:p text:style-name="P1"><text:span text:style-name="T1"/></text:p>
      <text:p text:style-name="P13"><text:span text:style-name="T2">Логическая структура приложения.</text:span></text:p>
      <text:p text:style-name="P1"><text:span text:style-name="T2"/></text:p>
      <text:p text:style-name="P1"><text:span text:style-name="T2">После установки в файловой системе должны быть следующие папки и файлы:</text:span></text:p>
      <text:p text:style-name="P1"><text:span text:style-name="T1">admin – </text:span><text:span text:style-name="T2">содержит интерфейс администратора и административные функции</text:span></text:p>
      <text:p text:style-name="P1"><text:span text:style-name="T1">configs – </text:span><text:span text:style-name="T2">содержит текстовые файлы с конфигурацией</text:span></text:p>
      <text:p text:style-name="P1"><text:span text:style-name="T1">html – html-</text:span><text:span text:style-name="T2">вывода пользовательской части</text:span></text:p>
      <text:p text:style-name="P1"><text:span text:style-name="T1">css – </text:span><text:span text:style-name="T2">стили отображения в веб как для пользователя, так и для администратора</text:span></text:p>
      <text:p text:style-name="P2">classess – <text:span text:style-name="T2">основные классы</text:span></text:p>
      <text:p text:style-name="P2">status – <text:span text:style-name="T2">файл используется для мониторинга системы посредством парсинга и перезаписывания строк</text:span></text:p>
      <text:p text:style-name="P2">mainpid – <text:span text:style-name="T2">пид основного процесса</text:span></text:p>
      <text:p text:style-name="P2">index.php – <text:span text:style-name="T2">обработчик стартовой страницы (сессии)</text:span></text:p>
      <text:p text:style-name="P2">main.php – <text:span text:style-name="T2">обработчик основной пользовательской страницы</text:span></text:p>
      <text:p text:style-name="P2">functions – <text:span text:style-name="T2">некоторые функции, непереведенные в ООП</text:span></text:p>
      <text:p text:style-name="P2">images – <text:span text:style-name="T2">картинки сайта</text:span></text:p>
      <text:p text:style-name="P2">admin/html – <text:span text:style-name="T2">отображение административной части </text:span></text:p>
      <text:p text:style-name="P2">configs/<text:span text:style-name="T5">database.config – </text:span><text:span text:style-name="T3">конфигурация подключения к базе данных</text:span></text:p>
      <text:p text:style-name="P3">configs/interval – <text:span text:style-name="T2">настройка интервалов записи</text:span></text:p>
      <text:p text:style-name="P3">configs/ldap – <text:span text:style-name="T2">настройка подключения к </text:span>LDAP</text:p>
      <text:p text:style-name="P3">configs/path – <text:span text:style-name="T2">настройка хранения файлов видео.</text:span></text:p>
      <text:p text:style-name="P4">!!! <text:span text:style-name="T2">ВАЖНО !!! Вручную файлы править не стоит, все настройки, за исключением натсроек базы данных правятся из административного интерфейса.</text:span></text:p>
      <text:p text:style-name="P6">Blind.sh – <text:span text:style-name="T2">скрипт запуска приложения.</text:span></text:p>
      <text:p text:style-name="P6"><text:span text:style-name="T2"/></text:p>
      <text:p text:style-name="P6"><text:span text:style-name="T4">Интерфейсы</text:span><text:span text:style-name="T2">.</text:span></text:p>
      <text:p text:style-name="P6"><text:span text:style-name="T2"/></text:p>
      <text:p text:style-name="P5"><text:span text:style-name="T2">Программный интерфейс.</text:span></text:p>
      <text:p text:style-name="P6"><text:span text:style-name="T2">Приложение сбора видео модульное, разделено на три модуля: </text:span>modect, record, event.</text:p>
      <text:p text:style-name="P6"/>
      <text:p text:style-name="P12">Модуль record.</text:p>
      <text:p text:style-name="P9">Модуль состоит из основной страницы, в которой происходит инициализация всех устройств, внесенных в систему, на данный момент <text:s/>технические неполадки сети и оборудования никак не отслеживаются на программном уровне. Далее параметрры устройства передаются ядру модуля, который проверяет наличие записи и длительность записи в соответствии с конфигурацией системы. Запись с устройств ведется в фоновом режиме, при превыщении заданного времени запись начинается под новым процессом в новый файл, старый же файл может быть использован модулем сбора события для расширения временного интервала события. </text:p>
      <text:p text:style-name="P9">На этом этапе класс record независим ни от каких внешних функций, кроме циклического стартера. </text:p>
      <text:p text:style-name="P9">Модуль вызывается как при запуске приложения, так и при процедуре завершения процесса.</text:p>
      <text:p text:style-name="P9">В работе используется стандартный ffmpeg системы. Запись пишется в файл avi в modules/record/devices/NANE OF DEVICE/record.avi, при перезапуске старая копия пересохраняется под другим именем record_old.avi. <text:span text:style-name="T6">Пид процесса хранится там же.</text:span></text:p>
      <text:p text:style-name="P10">Структура модуля и принцип работы.</text:p>
      <text:p text:style-name="P10"><text:soft-page-break/>Состоит из обработчика сущностей (камер в системе) и класса работающего непосредственно с записью через системное средство записи (в данный момент это ffmpeg). В классе record присутствуют три класса: 1 startrecord -начинает запись для каждой из сущностей, получив значение параметров камеры из обработчика, если таковая не идет на данный момент,все системные действия стартуют под своим пид, в фоновом режиме; 2 CheckAndRestart – метод сверяет текущее время с записанным в базу значением начала записи, при этом метод работает независимо от параметров обработчика (извлекает все сущности самостоятельно), на основании данных сверки проверяет со значением в файле конфигурации, если значение больше максимально установленного останавливает запись, при этом проверяет на наличие зарегистрированных событий, если их нет, то перестартует запись первым методом и логирует действие в общий лог; 3 – EndRecord – завершает принудительно запись, запускается только при остановке приложения пользователем(очищает все лишние файлы, завершает процессы в базе и убивает все процессы по пидам), для его запуска достаточно использовать команду <text:s/>/var/www/html/blind.sh <text:s/>e.</text:p>
      <text:p text:style-name="P9"/>
      <text:p text:style-name="P12">Модуль modect.</text:p>
      <text:p text:style-name="P9">Используется для определения движения в кадре. При работе использует imagic библиотеку сервера apache. После старта записи в цикле запускается этот модуль. Посредством ffmpeg он последовательно получает изображения из записи с интервалом 1-5 секунд, в зависимости от загруженности системы. Сравнивает их и регистрирует при необходимости начало или окончание записи события. Само событие формируется в другом модуле. </text:p>
      <text:p text:style-name="P9">Представлен модуль скриптом перебора доступных устройств и классом modect, содержащим следующие базовые функции: Start, End – то есть регистрация начала события, и регистрация конца события.</text:p>
      <text:p text:style-name="P9">Изображения собранные из записи при каждом цикле удаляются с помощью перебора массива файлов, имеющих расширения jpg, при том остаются только 2 младших. Все изображения технически хранятся в директории <text:s/>modules/record/devices/NANE OF DEVICE/ <text:span text:style-name="T6">и имеют вид frame_1\frame_2. С временем в имени. Пиды процессов хранятся в той же директории.</text:span></text:p>
      <text:p text:style-name="P9"/>
      <text:p text:style-name="P12">Модуль event.</text:p>
      <text:p text:style-name="P9">Как и все предыдущие модули запускает<text:span text:style-name="T7">ся</text:span> <text:span text:style-name="T7">из модуля modect при завершении события</text:span>. <text:span text:style-name="T7">Собирает видеофрагмент из отрезков записи: если запись была перезапущена в момент записи события - “выдергивает” фрагмент из record_old.avi, которая создается при перезапуске.</text:span></text:p>
      <text:p text:style-name="P10">Имеет 3 настройки: директорию сохранения видео, а также интервал перед записью и интервал после записи. Устанавливаются через административный интерфейс или нативно через текстовый редактор в файл interval.config. </text:p>
      <text:p text:style-name="P10">Принцип работы заключается в сравнении времени старта текущей записи и старта события, на основании чего происходит извлечение фрагмента со старой записи или его не происходит.</text:p>
      <text:p text:style-name="P7">Все даты переводятся в числовое значение секунд функцией strtotime, что позволяет сравнивать их по численному равенству.</text:p>
      <text:p text:style-name="P7"/>
      <text:p text:style-name="P18">Модуль <text:span text:style-name="T1">phone.</text:span></text:p>
      <text:p text:style-name="P14">Этот модуль играет роль автоконфигуратора телефонов, прошедших предварительную настройку сервера обновления настроек. Он также циклически запускается стартером и проверяет наличие телефона у пользователя в АД, если такого файла конфигурации не существует, то он создает этот файл в <text:span text:style-name="T1">xml </text:span>формате с паролем <text:a xlink:type="simple" xlink:href="mailto:P@ssw0rd" text:style-name="Internet_20_link" text:visited-style-name="Visited_20_Internet_20_Link">P@ssw0rd</text:a><text:span text:style-name="T1">. </text:span>После перезагрузки телефон сам обновит настройки, в том числе реквизиты <text:span text:style-name="T1">SIP. </text:span></text:p>
      <text:p text:style-name="P14"><text:soft-page-break/>!!!!ВАЖНО Использовать только для телефонов имеюших 1 внутреннюю линию локального сервера, для остальных конфигурацию необходимо создавать вручную.</text:p>
      <text:p text:style-name="P7"><text:s/></text:p>
      <text:p text:style-name="P11"><text:span text:style-name="T8">Пользовательский интерфейс</text:span>.</text:p>
      <text:p text:style-name="P11">Для входа в польщовательский интерфейс реализован способ LDAP-аутентификации. Пользователь должен находиться в группе VideoUsers в AD. После авторизации логин записывается в сессию и пользователь попадает на основную страницу приложения, где для вывода данных используется класс show_class. В зависимости от GET параметра страницы он отображает либо список устройств (камер), либо список событий для этой камеры. Стиль отображения устанавливается в файле /css/style.css. </text:p>
      <text:p text:style-name="P11">В дальнейшем планируется добавить он-лайн трансляцию в ссылку каждой камеры для обзора риалтайм, а также отображение краткого лога и технической информации в левой части страницы. </text:p>
      <text:p text:style-name="P11">Менять какие-либо настройки из данного интерфейса невозможно.</text:p>
      <text:p text:style-name="P11"/>
      <text:p text:style-name="P11"><text:span text:style-name="T8">Административный интерфейс</text:span>.</text:p>
      <text:p text:style-name="P11">Авторизация реализована идентично пользовательскому интерфейсу, за исключением принадлежности к группе: пользователь должен быть членом группы VideoAdmins. На основной и единственной на данный момент странице перечислены ссылки для работы с сущностями таблицы “monitors” , а также для изменения настроек. Отображение статическое, стиль style-tools.css.</text:p>
      <text:p text:style-name="P11">Каждая ссылка открывает модальное окно JS, в котором в свою очередь при проведении необходимых действий форма, посредством POST запроса отправляет данные в скрипт соответствующей функции.</text:p>
      <text:p text:style-name="P8">Структура функций: /admin(Административный интерфейс корень)/tools(файлы-обработчики отображения <text:s/>функции)./html(отображение)./functions(скрипты обработки). Для отображения используется стиль style-settings.css.</text:p>
      <text:p text:style-name="P14"/>
      <text:p text:style-name="P14"/>
      <text:p text:style-name="P15">Запуск приложения.</text:p>
      <text:p text:style-name="P16"/>
      <text:p text:style-name="P16">Запуск приложения осуществляется несколькими способами:</text:p>
      <text:p text:style-name="P16">из консоли : /<text:span text:style-name="T1">var/www/html/blind.sh </text:span>для остановки необходим параметр «<text:span text:style-name="T1">e” .</text:span></text:p>
      <text:p text:style-name="P16">из административного интерфейса (приложение запустится из под <text:span text:style-name="T1">www-data, </text:span>надо убедиться в доступе для записи во все папки для этого пользователя). Достаточно нажать «запустить приложение» и после перезагрузки страницы отобразится статус «Запущено».</text:p>
      <text:p text:style-name="P16"/>
      <text:p text:style-name="P16"/>
      <text:p text:style-name="P17">Все остальные заметки можно получить непосредственно в файлах (комментарии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7:11:29.123000000</meta:creation-date>
    <dc:date>2016-10-31T17:37:56.231000000</dc:date>
    <meta:editing-duration>PT1M5S</meta:editing-duration>
    <meta:editing-cycles>1</meta:editing-cycles>
    <meta:document-statistic meta:table-count="0" meta:image-count="0" meta:object-count="0" meta:page-count="3" meta:paragraph-count="59" meta:word-count="1011" meta:character-count="8013" meta:non-whitespace-character-count="7024"/>
    <meta:generator>LibreOffice/5.2.2.2$Windows_x86 LibreOffice_project/8f96e87c890bf8fa77463cd4b640a2312823f3ad</meta:generator>
  </office:meta>
</office:document-meta>
</file>